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God Requires of Me</text:p>
      <text:p text:style-name="P2"/>
      <text:p text:style-name="P1"><text:span text:style-name="T1">Read:</text:span> Micah 6:6-8</text:p>
      <text:p text:style-name="P1"><text:s/></text:p>
      <text:p text:style-name="P1"><text:span text:style-name="T1">Text:</text:span> Micah 6:8 "He hath shewed thee, O man, what is good; and what doth the LORD require of thee, but to do justly, and to love mercy, and to walk humbly with thy God?"</text:p>
      <text:p text:style-name="P1"/>
      <text:p text:style-name="P1"><text:span text:style-name="T1">Introduction:</text:span> Have you ever worked with someone who is not your supervisor but continually tells you what to do? <text:s/>You arrive for work, clock in and receive your assignment for the day from your supervisor but no sooner get started before the wannabe supervisor starts telling you to do something other than what your real supervisor has assigned. <text:s/>Aren't they the most irritating people in the world?</text:p>
      <text:p text:style-name="P1"><text:s text:c="2"/>It is important to know what your job is and what the requirements of the position are. God uses the prophet Micah to remind Israel of what He requires of them. This is the list of the mandatory things a believer should do.</text:p>
      <text:p text:style-name="P1"/>
      <text:p text:style-name="P1"><text:span text:style-name="T1">#1 Do Justly!</text:span> The idea of Justice permeates our expectations almost from birth. You cannot spend much time with children without hearing these words: “It’s not fair! We are disappointed with others if they are not fair in their treatment of us. Is there a more common complaint at work or home than those that deal with fairness? “She got more than me.” “Officer, why did you stop me when everybody else was going faster than me?” Many of the crimes committed today are by people who feel that they are entitled to things because they were not treated fairly by the world around them. Sociologists will tell you that the unfairness of poverty is the reason for crime but that fails to explain the crimes com-mitted by the millionaires in Washington. It doesn’t explain the murders in Columbine by two rich boys who loaded the trunk of their BMW, with guns before driving to the school.</text:p>
      <text:p text:style-name="P1"><text:s text:c="2"/>It seems that God is telling us to make our decisions concerning behavior based on the foundation of justice or fairness. Our children need to observe us being just in the way that we deal with others. They need to see how we deal with situations or people who are not fair. Being just means that we don’t <text:span text:style-name="T2">ever</text:span> take advantage of others, that we <text:span text:style-name="T2">tip adequately</text:span><text:span text:style-name="T3"> (a good server deserves a good tip)</text:span> and that we do a little <text:span text:style-name="T2">more</text:span> than our fair share of the work.</text:p>
      <text:p text:style-name="P1"/>
      <text:p text:style-name="P1"><text:span text:style-name="T1">#2 Love Mercy! </text:span>Does it occur to you that the first requirement, is antithetical to the second? The first requirement demands fairness while the second demands unfairness. Justice means that you get what you deserve while mercy insures that you don’t. Justice is what we want for others while mercy is what we want for ourselves. We are very vocal about what should happen to others. We support the death penalty for others but believe that we are to be excused for our behavior. He deserves life in prison for his actions but I am entitled to mercy for mine.</text:p>
      <text:p text:style-name="P1"><text:s text:c="2"/>To love mercy means that we love seeing others get a break. Loving mercy means that we push to help others get a break. Loving mercy is <text:s/>reaching into our wallet to pay so others can get a break. This is the trade mark of Christianity. Other religions boast of jihad and the natural order of things. They can kill in the name of God. There is no compassion in Confucianism or Hinduism, Islam and very little compassion in Judaism. <text:span text:style-name="T5">There is no Christianity without mercy</text:span>! </text:p>
      <text:p text:style-name="P1"/>
      <text:p text:style-name="P1"><text:span text:style-name="T1">#3 Walk humbly with thy God! </text:span>It is easy to become proud of the way in which we administer justice or even of the way that we show mercy. Humility is always in order. Justice is rare without God; mercy is impossible without God; and humility is totally antithetical to our earthly nature. Walk in humility because your attempts at being just may not have ended so. Your showing of mercy could be motivated by a sense of guilt or ideas of grandiosity; rather than true humility. </text:p>
      <text:p text:style-name="P1"><text:s text:c="2"/>Since science has discovered DNA there have been hundreds (perhaps thousands) of prisoners set free. Most of those people were prosecuted by prosecutors who were convinced of their guilt. They would proudly say that they were dispensing justice but they were wrong. That is why the third requirement is to walk humbly. </text:p>
      <text:p text:style-name="P1"/>
      <text:p text:style-name="P1"><text:span text:style-name="T1">Conclude:</text:span> It is easy to point fingers at others who struggle in all three areas that we have talked about today. <text:s/>I vividly remember two proud TV preachers as I saw them fall apart in front of the TV cameras. One was weeping as he said: “I have sinned.” The other was being led away to a psychological interview after being found in a fetal position under a chair. My heart broke for both of them and the lives that would be affected by their fall. I also knew that if I were famous that could be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od is Thinking of You</dc:title>
    <meta:initial-creator>Joel Tice</meta:initial-creator>
    <meta:creation-date>2007-09-08T16:04:00</meta:creation-date>
    <dc:creator>Joel Tice</dc:creator>
    <dc:date>2019-10-11T09:16:00.61</dc:date>
    <meta:editing-cycles>8</meta:editing-cycles>
    <meta:editing-duration>PT13H32M</meta:editing-duration>
    <meta:document-statistic meta:table-count="0" meta:image-count="0" meta:object-count="0" meta:page-count="1" meta:paragraph-count="13" meta:word-count="821" meta:character-count="4508"/>
    <meta:generator>OpenOffice/4.1.3$Win32 OpenOffice.org_project/413m1$Build-9783</meta:generator>
  </office:meta>
</office:document-meta>
</file>